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1.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line-through-style="solid" style:text-line-through-type="single" style:font-name="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" fo:font-size="12pt"/>
    </style:style>
    <style:style style:name="T2" style:family="text">
      <style:text-properties style:font-name="" fo:font-size="12pt" style:font-name-asian="Noto Sans CJK SC Regular" style:font-name-complex="FreeSans"/>
    </style:style>
    <style:style style:name="T3" style:family="text">
      <style:text-properties style:text-line-through-type="single"/>
    </style:style>
    <style:style style:name="T4" style:family="text">
      <style:text-properties style:font-name="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default-cell-style-name="ce5"/>
        <table:table-row table:style-name="ro1">
          <table:table-cell office:value-type="string" calcext:value-type="string">
            <text:p>C1,C2,C4,C7,C8,C9,C10,C11</text:p>
            <text:p/>
            <text:p>0805</text:p>
            <text:p/>
            <text:p>100n</text:p>
          </table:table-cell>
          <table:table-cell table:style-name="ce3" office:value-type="string" calcext:value-type="string">
            <text:p>D3*,D4* </text:p>
            <text:p/>
            <text:p>LED-1206</text:p>
            <text:p/>
            <text:p>Yellow LED</text:p>
            <text:p/>
          </table:table-cell>
          <table:table-cell office:value-type="string" calcext:value-type="string">
            <text:p>L1</text:p>
            <text:p/>
            <text:p>SMD1206</text:p>
            <text:p/>
            <text:p>Ferite bead 30Ohm</text:p>
            <text:p/>
          </table:table-cell>
          <table:table-cell office:value-type="string" calcext:value-type="string">
            <text:p>R3,R7<text:span text:style-name="T3">,R8*,R9*</text:span></text:p>
            <text:p><text:span text:style-name="T3"/></text:p>
            <text:p>0805</text:p>
            <text:p/>
            <text:p>1k</text:p>
            <text:p/>
          </table:table-cell>
          <table:table-cell office:value-type="string" calcext:value-type="string">
            <text:p>TH1,TH2</text:p>
            <text:p/>
            <text:p>0603</text:p>
            <text:p/>
            <text:p>CG0603MLC-05E</text:p>
            <text:p/>
          </table:table-cell>
          <table:table-cell office:value-type="string" calcext:value-type="string">
            <text:p><text:span text:style-name="T4">U4</text:span></text:p>
            <text:p><text:span text:style-name="T4"/></text:p>
            <text:p><text:span text:style-name="T4">AB2_SOT223 3V3</text:span></text:p>
            <text:p><text:span text:style-name="T4"/></text:p>
            <text:p><text:span text:style-name="T4">AP1117-33</text:span></text:p>
            <text:p><text:span text:style-name="T4"/></text:p>
          </table:table-cell>
        </table:table-row>
        <table:table-row table:style-name="ro1">
          <table:table-cell table:style-name="ce2" office:value-type="string" calcext:value-type="string">
            <text:p><text:span text:style-name="T1">C3</text:span></text:p>
            <text:p><text:span text:style-name="T1"/></text:p>
            <text:p><text:span text:style-name="T2">Tantalum C SizeA</text:span></text:p>
            <text:p><text:span text:style-name="T2">EIA-3216</text:span></text:p>
            <text:p><text:span text:style-name="T1"/></text:p>
            <text:p><text:span text:style-name="T1">1u/16V</text:span></text:p>
            <text:p><text:span text:style-name="T1"/></text:p>
          </table:table-cell>
          <table:table-cell office:value-type="string" calcext:value-type="string">
            <text:p><text:span text:style-name="T1">D5,D6</text:span></text:p>
            <text:p><text:span text:style-name="T1"/></text:p>
            <text:p><text:span text:style-name="T1">SOD-123</text:span></text:p>
            <text:p><text:span text:style-name="T1"/></text:p>
            <text:p><text:span text:style-name="T1">MBR120</text:span></text:p>
            <text:p><text:span text:style-name="T1"/></text:p>
          </table:table-cell>
          <table:table-cell office:value-type="string" calcext:value-type="string">
            <text:p>P1,2</text:p>
            <text:p/>
            <text:p>Pin Header</text:p>
            <text:p>Straight 1x16</text:p>
            <text:p/>
            <text:p>2.54mm pitch</text:p>
            <text:p/>
          </table:table-cell>
          <table:table-cell office:value-type="string" calcext:value-type="string">
            <text:p>R4</text:p>
            <text:p/>
            <text:p>0805</text:p>
            <text:p/>
            <text:p>1M</text:p>
            <text:p/>
          </table:table-cell>
          <table:table-cell office:value-type="string" calcext:value-type="string">
            <text:p>U1</text:p>
            <text:p/>
            <text:p>TQFP-32</text:p>
            <text:p>7x7mm Pitch0.8mm</text:p>
            <text:p/>
            <text:p>ATMEGA328PB-AU</text:p>
            <text:p/>
          </table:table-cell>
          <table:table-cell office:value-type="string" calcext:value-type="string">
            <text:p><text:span text:style-name="T4">Y1</text:span></text:p>
            <text:p><text:span text:style-name="T4"/></text:p>
            <text:p><text:span text:style-name="T4">MURATA</text:span></text:p>
            <text:p><text:span text:style-name="T4">CSTCE_V53</text:span></text:p>
            <text:p><text:span text:style-name="T4"/></text:p>
            <text:p><text:span text:style-name="T4">16Mhz</text:span></text:p>
            <text:p><text:span text:style-name="T4"/></text:p>
          </table:table-cell>
        </table:table-row>
        <table:table-row table:style-name="ro1">
          <table:table-cell office:value-type="string" calcext:value-type="string">
            <text:p>D1</text:p>
            <text:p/>
            <text:p>LED-1206</text:p>
            <text:p/>
            <text:p/>
            <text:p>Green LED</text:p>
            <text:p/>
          </table:table-cell>
          <table:table-cell office:value-type="string" calcext:value-type="string">
            <text:p>F1</text:p>
            <text:p/>
            <text:p>SMD1206</text:p>
            <text:p/>
            <text:p>PolyFuse 0.5A  16V</text:p>
            <text:p/>
          </table:table-cell>
          <table:table-cell office:value-type="string" calcext:value-type="string">
            <text:p>P3</text:p>
            <text:p/>
            <text:p>Pin Header</text:p>
            <text:p>Straight 2x3</text:p>
            <text:p/>
            <text:p>2.54mm pitch</text:p>
            <text:p/>
          </table:table-cell>
          <table:table-cell office:value-type="string" calcext:value-type="string">
            <text:p>R6,R5</text:p>
            <text:p/>
            <text:p>0805</text:p>
            <text:p/>
            <text:p>10k</text:p>
            <text:p/>
          </table:table-cell>
          <table:table-cell office:value-type="string" calcext:value-type="string">
            <text:p>U2</text:p>
            <text:p/>
            <text:p>QFN-28</text:p>
            <text:p>5x5mm Pitch0.5mm</text:p>
            <text:p/>
            <text:p>CP2102/</text:p>
            <text:p>CP2102N-A01-GQFN28</text:p>
            <text:p/>
          </table:table-cell>
          <table:table-cell table:style-name="ce4"/>
        </table:table-row>
        <table:table-row table:style-name="ro1">
          <table:table-cell office:value-type="string" calcext:value-type="string">
            <text:p>D2</text:p>
            <text:p/>
            <text:p>LED-1206</text:p>
            <text:p/>
            <text:p/>
            <text:p>Red LED</text:p>
            <text:p/>
          </table:table-cell>
          <table:table-cell office:value-type="string" calcext:value-type="string">
            <text:p><text:span text:style-name="T1">J1</text:span></text:p>
            <text:p><text:span text:style-name="T1"/></text:p>
            <text:p><text:span text:style-name="T1">USB_Micro-B</text:span></text:p>
            <text:p><text:span text:style-name="T1"/></text:p>
          </table:table-cell>
          <table:table-cell office:value-type="string" calcext:value-type="string">
            <text:p>R1,R2</text:p>
            <text:p/>
            <text:p>0805</text:p>
            <text:p/>
            <text:p>20</text:p>
            <text:p/>
          </table:table-cell>
          <table:table-cell office:value-type="string" calcext:value-type="string">
            <text:p>SW1</text:p>
            <text:p/>
            <text:p>3x6x2.5mm</text:p>
            <text:p>Tactile switch</text:p>
            <text:p/>
            <text:p>SW_PUSH</text:p>
            <text:p/>
          </table:table-cell>
          <table:table-cell table:style-name="ce5" office:value-type="string" calcext:value-type="string">
            <text:p><text:span text:style-name="T4">U3</text:span></text:p>
            <text:p><text:span text:style-name="T4"/></text:p>
            <text:p><text:span text:style-name="T4">AB2_SOT223 5V</text:span></text:p>
            <text:p><text:span text:style-name="T4"/></text:p>
            <text:p><text:span text:style-name="T4">AP1117-50</text:span></text:p>
            <text:p><text:span text:style-name="T4"/></text:p>
          </table:table-cell>
          <table:table-cell table:style-name="ce4" office:value-type="string" calcext:value-type="string">
            <text:p>* in version 2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18pt" fo:margin-bottom="7.2pt" fo:margin-left="25.2pt" fo:margin-right="7.2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OM nanoPB by kovo</text:p>
      </style:header>
      <style:header-left style:display="false"/>
      <style:footer>
        <text:p>version 1.1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2:29:28.579297358</meta:creation-date>
    <dc:date>2019-05-10T13:22:16.643597399</dc:date>
    <meta:editing-duration>PT11M36S</meta:editing-duration>
    <meta:editing-cycles>2</meta:editing-cycles>
    <meta:generator>LibreOffice/5.1.6.2$Linux_X86_64 LibreOffice_project/10m0$Build-2</meta:generator>
    <meta:print-date>2019-05-10T13:08:19.682432842</meta:print-date>
    <meta:document-statistic meta:table-count="1" meta:cell-count="23" meta:object-count="0"/>
  </office:meta>
</office:document-meta>
</file>